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cm" svg:height="2cm" svg:x="7.1cm" svg:y="1.7cm">
          <text:p text:style-name="P1">0 CALCULATE p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2.9cm" svg:x="1.2cm" svg:y="5cm">
          <text:p text:style-name="P1">0.1 INPUT number</text:p>
          <text:p text:style-name="P1">Of hours worked,</text:p>
          <text:p text:style-name="P1">Pay r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2.5cm" svg:x="7.3cm" svg:y="5.3cm">
          <text:p text:style-name="P1">0.2 CALCULATE </text:p>
          <text:p text:style-name="P1">Total p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2.5cm" svg:x="13.5cm" svg:y="5.2cm">
          <text:p text:style-name="P1">0.3 DISPLAY</text:p>
          <text:p text:style-name="P1">Total p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5cm" svg:x="3.2cm" svg:y="10.1cm">
          <text:p text:style-name="P1">0.2.1 CALCULATE</text:p>
          <text:p text:style-name="P1">Basic p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2.3cm" svg:x="11cm" svg:y="10.2cm">
          <text:p text:style-name="P1">0.2.2 CALCULATE</text:p>
          <text:p text:style-name="P1">Overtime pa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cm" svg:y1="3.6cm" svg:x2="10.5cm" svg:y2="5.3cm">
          <text:p/>
        </draw:line>
        <draw:line draw:style-name="gr2" draw:text-style-name="P1" draw:layer="layout" svg:x1="10.4cm" svg:y1="3.7cm" svg:x2="5.1cm" svg:y2="4.9cm">
          <text:p/>
        </draw:line>
        <draw:line draw:style-name="gr2" draw:text-style-name="P1" draw:layer="layout" svg:x1="10.4cm" svg:y1="3.7cm" svg:x2="15.6cm" svg:y2="5.2cm">
          <text:p/>
        </draw:line>
        <draw:line draw:style-name="gr2" draw:text-style-name="P1" draw:layer="layout" svg:x1="9.8cm" svg:y1="7.8cm" svg:x2="6.1cm" svg:y2="10.1cm">
          <text:p/>
        </draw:line>
        <draw:line draw:style-name="gr2" draw:text-style-name="P1" draw:layer="layout" svg:x1="9.7cm" svg:y1="7.7cm" svg:x2="12.9cm" svg:y2="1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1:44:55.218000000</meta:creation-date>
    <dc:date>2014-11-17T11:50:19.851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